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Text_20_body">
      <style:text-properties officeooo:paragraph-rsid="000e70ab"/>
    </style:style>
    <style:style style:name="T1" style:family="text">
      <style:text-properties fo:font-size="16pt" style:font-size-asian="1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0e6f25" style:font-size-asian="12pt"/>
    </style:style>
    <style:style style:name="T4" style:family="text">
      <style:text-properties fo:font-size="12pt" officeooo:rsid="000e70ab" style:font-size-asian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VA LACAN JAVA</text:span></text:p>
      <text:p text:style-name="P2"/>
      <text:p text:style-name="Standard"><text:span text:style-name="T2">Q1. Explique o que é o padrão de arquitetura MVC e descreva a função principal de cada uma de suas camadas (Model, View e Controller).</text:span></text:p>
      <text:p text:style-name="P3"/>
      <text:p text:style-name="Standard"><text:span text:style-name="T2">O MVC (Model–View–Controller) é um padrão de arquitetura que separa uma aplicação em três camadas principais:</text:span></text:p>
      <text:p text:style-name="Standard"><text:span text:style-name="T2">Model (Modelo): gerencia os dados e a lógica de negócio, acessando o banco de dados e aplicando regras.</text:span></text:p>
      <text:p text:style-name="Standard"><text:span text:style-name="T2">View (Visão): é a interface com o usuário, responsável por exibir as informações de forma visual.</text:span></text:p>
      <text:p text:style-name="Standard"><text:span text:style-name="T2">Controller (Controlador): faz a mediação entre o usuário, o Model e a View, recebendo ações, processando-as e atualizando a interface.</text:span></text:p>
      <text:p text:style-name="P3"/>
      <text:p text:style-name="Standard"><text:span text:style-name="T2">Essa separação facilita a **organização, manutenção e reutilização** do código.<text:line-break/><text:line-break/><text:line-break/>Q2.</text:span></text:p>
      <text:p text:style-name="P3"/>
      <text:p text:style-name="Standard"><text:span text:style-name="T2">Manter uma separação clara entre Model, View e Controller é importante porque isso torna o sistema mais organizado, fácil de manter e de evoluir. Cada camada tem uma responsabilidade específica, evitando que o código fique confuso ou difícil de modificar.</text:span></text:p>
      <text:p text:style-name="P3"/>
      <text:p text:style-name="Standard"><text:span text:style-name="T2">Dois problemas que podem ocorrer sem essa separação:</text:span></text:p>
      <text:p text:style-name="P3"/>
      <text:p text:style-name="Standard"><text:span text:style-name="T2">Dificuldade de manutenção:</text:span></text:p>
      <text:p text:style-name="Standard"><text:span text:style-name="T2">Se a lógica de negócio estiver misturada com o código da interface (por exemplo, regras de cálculo dentro de uma página HTML), qualquer mudança visual pode quebrar o funcionamento da aplicação, tornando o código confuso, </text:span><text:span text:style-name="T3">dificil de atulizar e modificar, o quer torna </text:span><text:span text:style-name="T2">Baixa reutilização e testes complicados</text:span></text:p>
      <text:p text:style-name="Standard"><text:span text:style-name="T2"/></text:p>
      <text:p text:style-name="Standard"><text:span text:style-name="T2"/></text:p>
      <text:p text:style-name="P4"><text:soft-page-break/><text:span text:style-name="T4">questão 3.<text:line-break/><text:line-break/></text:span><text:span text:style-name="T2">Em uma aplicação JavaFX que utiliza o padrão MVC, o </text:span><text:span text:style-name="Strong_20_Emphasis"><text:span text:style-name="T2">Controller</text:span></text:span><text:span text:style-name="T2"> atua como intermediário entre a </text:span><text:span text:style-name="Strong_20_Emphasis"><text:span text:style-name="T2">View</text:span></text:span><text:span text:style-name="T2"> e o </text:span><text:span text:style-name="Strong_20_Emphasis"><text:span text:style-name="T2">Model</text:span></text:span><text:span text:style-name="T2">. Ele recebe as ações do usuário pela View e as repassa ao Model, chamando métodos ou atualizando dados. O </text:span><text:span text:style-name="Strong_20_Emphasis"><text:span text:style-name="T2">Model</text:span></text:span><text:span text:style-name="T2"> contém a lógica e as informações da aplicação, podendo notificar o Controller sobre mudanças por meio de propriedades observáveis. O Controller também atualiza a View com os dados do Model, controlando os componentes gráficos. Assim, há uma clara separação entre interface, controle e lógica de negócio.</text:span></text:p>
      <text:p text:style-name="Standard"><text:bookmark text:name="_GoBack"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uno01</meta:initial-creator>
    <meta:editing-cycles>2</meta:editing-cycles>
    <meta:creation-date>2025-10-29T23:43:00</meta:creation-date>
    <dc:date>2025-11-01T18:51:12.980806562</dc:date>
    <meta:editing-duration>PT1H58M12S</meta:editing-duration>
    <meta:generator>LibreOffice/7.3.7.2$Linux_X86_64 LibreOffice_project/30$Build-2</meta:generator>
    <meta:document-statistic meta:table-count="0" meta:image-count="0" meta:object-count="0" meta:page-count="2" meta:paragraph-count="12" meta:word-count="298" meta:character-count="1854" meta:non-whitespace-character-count="1567"/>
    <meta:user-defined meta:name="AppVersion">16.0000</meta:user-defined>
    <meta:template xlink:type="simple" xlink:actuate="onRequest" xlink:title="Normal" xlink:href=""/>
  </office:meta>
</office:document-meta>
</file>